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ss_ssga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76296" calcext:value-type="float">
            <text:p>0.9763</text:p>
          </table:table-cell>
          <table:table-cell office:value-type="float" office:value="0.966667" calcext:value-type="float">
            <text:p>0.9667</text:p>
          </table:table-cell>
          <table:table-cell office:value-type="float" office:value="0.964444" calcext:value-type="float">
            <text:p>0.9644</text:p>
          </table:table-cell>
          <table:table-cell office:value-type="float" office:value="0.95" calcext:value-type="float">
            <text:p>0.9500</text:p>
          </table:table-cell>
          <table:table-cell office:value-type="float" office:value="0.952667" calcext:value-type="float">
            <text:p>0.9527</text:p>
          </table:table-cell>
          <table:table-cell office:value-type="float" office:value="0.245742" calcext:value-type="float">
            <text:p>0.24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24673" calcext:value-type="float">
            <text:p>0.7247</text:p>
          </table:table-cell>
          <table:table-cell office:value-type="float" office:value="0.563123" calcext:value-type="float">
            <text:p>0.5631</text:p>
          </table:table-cell>
          <table:table-cell office:value-type="float" office:value="0.552535" calcext:value-type="float">
            <text:p>0.5525</text:p>
          </table:table-cell>
          <table:table-cell office:value-type="float" office:value="0.305309" calcext:value-type="float">
            <text:p>0.3053</text:p>
          </table:table-cell>
          <table:table-cell office:value-type="float" office:value="0.850842" calcext:value-type="float">
            <text:p>0.8508</text:p>
          </table:table-cell>
          <table:table-cell office:value-type="float" office:value="0.331877" calcext:value-type="float">
            <text:p>0.33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18" calcext:value-type="float">
            <text:p>0.7180</text:p>
          </table:table-cell>
          <table:table-cell office:value-type="float" office:value="0.662" calcext:value-type="float">
            <text:p>0.6620</text:p>
          </table:table-cell>
          <table:table-cell office:value-type="float" office:value="0.685862" calcext:value-type="float">
            <text:p>0.6859</text:p>
          </table:table-cell>
          <table:table-cell office:value-type="float" office:value="0.623041" calcext:value-type="float">
            <text:p>0.6230</text:p>
          </table:table-cell>
          <table:table-cell office:value-type="float" office:value="0.9114" calcext:value-type="float">
            <text:p>0.9114</text:p>
          </table:table-cell>
          <table:table-cell office:value-type="float" office:value="0.626468" calcext:value-type="float">
            <text:p>0.6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15697" calcext:value-type="float">
            <text:p>0.8157</text:p>
          </table:table-cell>
          <table:table-cell office:value-type="float" office:value="0.716416" calcext:value-type="float">
            <text:p>0.7164</text:p>
          </table:table-cell>
          <table:table-cell office:value-type="float" office:value="0.587232" calcext:value-type="float">
            <text:p>0.5872</text:p>
          </table:table-cell>
          <table:table-cell office:value-type="float" office:value="0.37365" calcext:value-type="float">
            <text:p>0.3737</text:p>
          </table:table-cell>
          <table:table-cell office:value-type="float" office:value="0.846484" calcext:value-type="float">
            <text:p>0.8465</text:p>
          </table:table-cell>
          <table:table-cell office:value-type="float" office:value="1.20258" calcext:value-type="float">
            <text:p>1.20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4279" calcext:value-type="float">
            <text:p>0.9643</text:p>
          </table:table-cell>
          <table:table-cell office:value-type="float" office:value="0.941319" calcext:value-type="float">
            <text:p>0.9413</text:p>
          </table:table-cell>
          <table:table-cell office:value-type="float" office:value="0.92166" calcext:value-type="float">
            <text:p>0.9217</text:p>
          </table:table-cell>
          <table:table-cell office:value-type="float" office:value="0.871812" calcext:value-type="float">
            <text:p>0.8718</text:p>
          </table:table-cell>
          <table:table-cell office:value-type="float" office:value="0.954482" calcext:value-type="float">
            <text:p>0.9545</text:p>
          </table:table-cell>
          <table:table-cell office:value-type="float" office:value="1.31632" calcext:value-type="float">
            <text:p>1.3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880918" calcext:value-type="float">
            <text:p>0.8809</text:p>
          </table:table-cell>
          <table:table-cell office:value-type="float" office:value="0.816693" calcext:value-type="float">
            <text:p>0.8167</text:p>
          </table:table-cell>
          <table:table-cell office:value-type="float" office:value="0.762281" calcext:value-type="float">
            <text:p>0.7623</text:p>
          </table:table-cell>
          <table:table-cell office:value-type="float" office:value="0.633199" calcext:value-type="float">
            <text:p>0.6332</text:p>
          </table:table-cell>
          <table:table-cell office:value-type="float" office:value="0.915278" calcext:value-type="float">
            <text:p>0.9153</text:p>
          </table:table-cell>
          <table:table-cell office:value-type="float" office:value="0.618722" calcext:value-type="float">
            <text:p>0.61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4462" calcext:value-type="float">
            <text:p>0.9745</text:p>
          </table:table-cell>
          <table:table-cell office:value-type="float" office:value="0.965141" calcext:value-type="float">
            <text:p>0.9651</text:p>
          </table:table-cell>
          <table:table-cell office:value-type="float" office:value="0.943637" calcext:value-type="float">
            <text:p>0.9436</text:p>
          </table:table-cell>
          <table:table-cell office:value-type="float" office:value="0.923737" calcext:value-type="float">
            <text:p>0.9237</text:p>
          </table:table-cell>
          <table:table-cell office:value-type="float" office:value="0.962958" calcext:value-type="float">
            <text:p>0.9630</text:p>
          </table:table-cell>
          <table:table-cell office:value-type="float" office:value="1.92678" calcext:value-type="float">
            <text:p>1.9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86205" calcext:value-type="float">
            <text:p>0.9862</text:p>
          </table:table-cell>
          <table:table-cell office:value-type="float" office:value="0.972471" calcext:value-type="float">
            <text:p>0.9725</text:p>
          </table:table-cell>
          <table:table-cell office:value-type="float" office:value="0.979166" calcext:value-type="float">
            <text:p>0.9792</text:p>
          </table:table-cell>
          <table:table-cell office:value-type="float" office:value="0.958192" calcext:value-type="float">
            <text:p>0.9582</text:p>
          </table:table-cell>
          <table:table-cell office:value-type="float" office:value="0.957303" calcext:value-type="float">
            <text:p>0.9573</text:p>
          </table:table-cell>
          <table:table-cell office:value-type="float" office:value="0.295203" calcext:value-type="float">
            <text:p>0.2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30759" calcext:value-type="float">
            <text:p>0.8308</text:p>
          </table:table-cell>
          <table:table-cell office:value-type="float" office:value="0.726667" calcext:value-type="float">
            <text:p>0.7267</text:p>
          </table:table-cell>
          <table:table-cell office:value-type="float" office:value="0.761101" calcext:value-type="float">
            <text:p>0.7611</text:p>
          </table:table-cell>
          <table:table-cell office:value-type="float" office:value="0.609011" calcext:value-type="float">
            <text:p>0.6090</text:p>
          </table:table-cell>
          <table:table-cell office:value-type="float" office:value="0.871028" calcext:value-type="float">
            <text:p>0.8710</text:p>
          </table:table-cell>
          <table:table-cell office:value-type="float" office:value="0.215938" calcext:value-type="float">
            <text:p>0.2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6031" calcext:value-type="float">
            <text:p>0.9960</text:p>
          </table:table-cell>
          <table:table-cell office:value-type="float" office:value="0.99562" calcext:value-type="float">
            <text:p>0.9956</text:p>
          </table:table-cell>
          <table:table-cell office:value-type="float" office:value="0.991963" calcext:value-type="float">
            <text:p>0.9920</text:p>
          </table:table-cell>
          <table:table-cell office:value-type="float" office:value="0.991109" calcext:value-type="float">
            <text:p>0.9911</text:p>
          </table:table-cell>
          <table:table-cell office:value-type="float" office:value="0.962172" calcext:value-type="float">
            <text:p>0.9622</text:p>
          </table:table-cell>
          <table:table-cell office:value-type="float" office:value="4.46827" calcext:value-type="float">
            <text:p>4.4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62292" calcext:value-type="float">
            <text:p>0.9623</text:p>
          </table:table-cell>
          <table:table-cell office:value-type="float" office:value="0.91375" calcext:value-type="float">
            <text:p>0.9138</text:p>
          </table:table-cell>
          <table:table-cell office:value-type="float" office:value="0.845455" calcext:value-type="float">
            <text:p>0.8455</text:p>
          </table:table-cell>
          <table:table-cell office:value-type="float" office:value="0.628119" calcext:value-type="float">
            <text:p>0.6281</text:p>
          </table:table-cell>
          <table:table-cell office:value-type="float" office:value="0.962264" calcext:value-type="float">
            <text:p>0.9623</text:p>
          </table:table-cell>
          <table:table-cell office:value-type="float" office:value="0.131319" calcext:value-type="float">
            <text:p>0.13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59748" calcext:value-type="float">
            <text:p>0.8597</text:p>
          </table:table-cell>
          <table:table-cell office:value-type="float" office:value="0.833462" calcext:value-type="float">
            <text:p>0.8335</text:p>
          </table:table-cell>
          <table:table-cell office:value-type="float" office:value="0.739919" calcext:value-type="float">
            <text:p>0.7399</text:p>
          </table:table-cell>
          <table:table-cell office:value-type="float" office:value="0.690136" calcext:value-type="float">
            <text:p>0.6901</text:p>
          </table:table-cell>
          <table:table-cell office:value-type="float" office:value="0.94832" calcext:value-type="float">
            <text:p>0.9483</text:p>
          </table:table-cell>
          <table:table-cell office:value-type="float" office:value="1.34456" calcext:value-type="float">
            <text:p>1.34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814911" calcext:value-type="float">
            <text:p>0.8149</text:p>
          </table:table-cell>
          <table:table-cell office:value-type="float" office:value="0.624526" calcext:value-type="float">
            <text:p>0.6245</text:p>
          </table:table-cell>
          <table:table-cell office:value-type="float" office:value="0.596815" calcext:value-type="float">
            <text:p>0.5968</text:p>
          </table:table-cell>
          <table:table-cell office:value-type="float" office:value="0.18182" calcext:value-type="float">
            <text:p>0.1818</text:p>
          </table:table-cell>
          <table:table-cell office:value-type="float" office:value="0.832329" calcext:value-type="float">
            <text:p>0.8323</text:p>
          </table:table-cell>
          <table:table-cell office:value-type="float" office:value="0.459624" calcext:value-type="float">
            <text:p>0.4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24347" calcext:value-type="float">
            <text:p>0.6243</text:p>
          </table:table-cell>
          <table:table-cell office:value-type="float" office:value="0.458272" calcext:value-type="float">
            <text:p>0.4583</text:p>
          </table:table-cell>
          <table:table-cell office:value-type="float" office:value="0.417351" calcext:value-type="float">
            <text:p>0.4174</text:p>
          </table:table-cell>
          <table:table-cell office:value-type="float" office:value="0.163334" calcext:value-type="float">
            <text:p>0.1633</text:p>
          </table:table-cell>
          <table:table-cell office:value-type="float" office:value="0.788595" calcext:value-type="float">
            <text:p>0.7886</text:p>
          </table:table-cell>
          <table:table-cell office:value-type="float" office:value="2.99965" calcext:value-type="float">
            <text:p>2.9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65881" calcext:value-type="float">
            <text:p>0.9659</text:p>
          </table:table-cell>
          <table:table-cell office:value-type="float" office:value="0.936412" calcext:value-type="float">
            <text:p>0.9364</text:p>
          </table:table-cell>
          <table:table-cell office:value-type="float" office:value="0.956644" calcext:value-type="float">
            <text:p>0.9566</text:p>
          </table:table-cell>
          <table:table-cell office:value-type="float" office:value="0.919408" calcext:value-type="float">
            <text:p>0.9194</text:p>
          </table:table-cell>
          <table:table-cell office:value-type="float" office:value="0.945251" calcext:value-type="float">
            <text:p>0.9453</text:p>
          </table:table-cell>
          <table:table-cell office:value-type="float" office:value="0.602674" calcext:value-type="float">
            <text:p>0.6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64116" calcext:value-type="float">
            <text:p>0.8641</text:p>
          </table:table-cell>
          <table:table-cell office:value-type="float" office:value="0.781352" calcext:value-type="float">
            <text:p>0.7814</text:p>
          </table:table-cell>
          <table:table-cell office:value-type="float" office:value="0.803367" calcext:value-type="float">
            <text:p>0.8034</text:p>
          </table:table-cell>
          <table:table-cell office:value-type="float" office:value="0.685416" calcext:value-type="float">
            <text:p>0.6854</text:p>
          </table:table-cell>
          <table:table-cell office:value-type="float" office:value="0.897917" calcext:value-type="float">
            <text:p>0.8979</text:p>
          </table:table-cell>
          <table:table-cell office:value-type="float" office:value="0.432664" calcext:value-type="float">
            <text:p>0.43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09356" calcext:value-type="float">
            <text:p>0.8094</text:p>
          </table:table-cell>
          <table:table-cell office:value-type="float" office:value="0.718889" calcext:value-type="float">
            <text:p>0.7189</text:p>
          </table:table-cell>
          <table:table-cell office:value-type="float" office:value="0.391867" calcext:value-type="float">
            <text:p>0.3919</text:p>
          </table:table-cell>
          <table:table-cell office:value-type="float" office:value="0.0826618" calcext:value-type="float">
            <text:p>0.0827</text:p>
          </table:table-cell>
          <table:table-cell office:value-type="float" office:value="0.900654" calcext:value-type="float">
            <text:p>0.9007</text:p>
          </table:table-cell>
          <table:table-cell office:value-type="float" office:value="0.377388" calcext:value-type="float">
            <text:p>0.3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90278" calcext:value-type="float">
            <text:p>0.7903</text:p>
          </table:table-cell>
          <table:table-cell office:value-type="float" office:value="0.59375" calcext:value-type="float">
            <text:p>0.5938</text:p>
          </table:table-cell>
          <table:table-cell office:value-type="float" office:value="0.673468" calcext:value-type="float">
            <text:p>0.6735</text:p>
          </table:table-cell>
          <table:table-cell office:value-type="float" office:value="0.359702" calcext:value-type="float">
            <text:p>0.3597</text:p>
          </table:table-cell>
          <table:table-cell office:value-type="float" office:value="0.853125" calcext:value-type="float">
            <text:p>0.8531</text:p>
          </table:table-cell>
          <table:table-cell office:value-type="float" office:value="0.158034" calcext:value-type="float">
            <text:p>0.1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77366" calcext:value-type="float">
            <text:p>0.8774</text:p>
          </table:table-cell>
          <table:table-cell office:value-type="float" office:value="0.796296" calcext:value-type="float">
            <text:p>0.7963</text:p>
          </table:table-cell>
          <table:table-cell office:value-type="float" office:value="0.751631" calcext:value-type="float">
            <text:p>0.7516</text:p>
          </table:table-cell>
          <table:table-cell office:value-type="float" office:value="0.589113" calcext:value-type="float">
            <text:p>0.5891</text:p>
          </table:table-cell>
          <table:table-cell office:value-type="float" office:value="0.905185" calcext:value-type="float">
            <text:p>0.9052</text:p>
          </table:table-cell>
          <table:table-cell office:value-type="float" office:value="0.343071" calcext:value-type="float">
            <text:p>0.3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22222" calcext:value-type="float">
            <text:p>0.922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62506" calcext:value-type="float">
            <text:p>0.6251</text:p>
          </table:table-cell>
          <table:table-cell office:value-type="float" office:value="0.451429" calcext:value-type="float">
            <text:p>0.4514</text:p>
          </table:table-cell>
          <table:table-cell office:value-type="float" office:value="0.96375" calcext:value-type="float">
            <text:p>0.9638</text:p>
          </table:table-cell>
          <table:table-cell office:value-type="float" office:value="0.0921593" calcext:value-type="float">
            <text:p>0.09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38019" calcext:value-type="float">
            <text:p>0.8380</text:p>
          </table:table-cell>
          <table:table-cell office:value-type="float" office:value="0.791566" calcext:value-type="float">
            <text:p>0.7916</text:p>
          </table:table-cell>
          <table:table-cell office:value-type="float" office:value="0.675798" calcext:value-type="float">
            <text:p>0.6758</text:p>
          </table:table-cell>
          <table:table-cell office:value-type="float" office:value="0.582548" calcext:value-type="float">
            <text:p>0.5825</text:p>
          </table:table-cell>
          <table:table-cell office:value-type="float" office:value="0.893735" calcext:value-type="float">
            <text:p>0.8937</text:p>
          </table:table-cell>
          <table:table-cell office:value-type="float" office:value="1.43526" calcext:value-type="float">
            <text:p>1.4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71609" calcext:value-type="float">
            <text:p>0.9716</text:p>
          </table:table-cell>
          <table:table-cell office:value-type="float" office:value="0.948535" calcext:value-type="float">
            <text:p>0.9485</text:p>
          </table:table-cell>
          <table:table-cell office:value-type="float" office:value="0.927403" calcext:value-type="float">
            <text:p>0.9274</text:p>
          </table:table-cell>
          <table:table-cell office:value-type="float" office:value="0.860118" calcext:value-type="float">
            <text:p>0.8601</text:p>
          </table:table-cell>
          <table:table-cell office:value-type="float" office:value="0.96" calcext:value-type="float">
            <text:p>0.9600</text:p>
          </table:table-cell>
          <table:table-cell office:value-type="float" office:value="0.330069" calcext:value-type="float">
            <text:p>0.33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58633" calcext:value-type="float">
            <text:p>0.7586</text:p>
          </table:table-cell>
          <table:table-cell office:value-type="float" office:value="0.470833" calcext:value-type="float">
            <text:p>0.4708</text:p>
          </table:table-cell>
          <table:table-cell office:value-type="float" office:value="0.637115" calcext:value-type="float">
            <text:p>0.6371</text:p>
          </table:table-cell>
          <table:table-cell office:value-type="float" office:value="0.198754" calcext:value-type="float">
            <text:p>0.1988</text:p>
          </table:table-cell>
          <table:table-cell office:value-type="float" office:value="0.823841" calcext:value-type="float">
            <text:p>0.8238</text:p>
          </table:table-cell>
          <table:table-cell office:value-type="float" office:value="0.111098" calcext:value-type="float">
            <text:p>0.11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84858" calcext:value-type="float">
            <text:p>0.7849</text:p>
          </table:table-cell>
          <table:table-cell office:value-type="float" office:value="0.648175" calcext:value-type="float">
            <text:p>0.6482</text:p>
          </table:table-cell>
          <table:table-cell office:value-type="float" office:value="0.712964" calcext:value-type="float">
            <text:p>0.7130</text:p>
          </table:table-cell>
          <table:table-cell office:value-type="float" office:value="0.530428" calcext:value-type="float">
            <text:p>0.5304</text:p>
          </table:table-cell>
          <table:table-cell office:value-type="float" office:value="0.83948" calcext:value-type="float">
            <text:p>0.8395</text:p>
          </table:table-cell>
          <table:table-cell office:value-type="float" office:value="1.44322" calcext:value-type="float">
            <text:p>1.44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20988" calcext:value-type="float">
            <text:p>0.9210</text:p>
          </table:table-cell>
          <table:table-cell office:value-type="float" office:value="0.838384" calcext:value-type="float">
            <text:p>0.8384</text:p>
          </table:table-cell>
          <table:table-cell office:value-type="float" office:value="0.913086" calcext:value-type="float">
            <text:p>0.9131</text:p>
          </table:table-cell>
          <table:table-cell office:value-type="float" office:value="0.822222" calcext:value-type="float">
            <text:p>0.8222</text:p>
          </table:table-cell>
          <table:table-cell office:value-type="float" office:value="0.786768" calcext:value-type="float">
            <text:p>0.7868</text:p>
          </table:table-cell>
          <table:table-cell office:value-type="float" office:value="1.66712" calcext:value-type="float">
            <text:p>1.66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77451" calcext:value-type="float">
            <text:p>0.6775</text:p>
          </table:table-cell>
          <table:table-cell office:value-type="float" office:value="0.519666" calcext:value-type="float">
            <text:p>0.5197</text:p>
          </table:table-cell>
          <table:table-cell office:value-type="float" office:value="0.578737" calcext:value-type="float">
            <text:p>0.5787</text:p>
          </table:table-cell>
          <table:table-cell office:value-type="float" office:value="0.369877" calcext:value-type="float">
            <text:p>0.3699</text:p>
          </table:table-cell>
          <table:table-cell office:value-type="float" office:value="0.804111" calcext:value-type="float">
            <text:p>0.8041</text:p>
          </table:table-cell>
          <table:table-cell office:value-type="float" office:value="3.12491" calcext:value-type="float">
            <text:p>3.1249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58053653846154" calcext:value-type="float">
            <text:p>0.8581</text:p>
          </table:table-cell>
          <table:table-cell table:formula="of:=SUM([.C1:.C26])/26" office:value-type="float" office:value="0.772595576923077" calcext:value-type="float">
            <text:p>0.7726</text:p>
          </table:table-cell>
          <table:table-cell table:formula="of:=SUM([.D1:.D26])/26" office:value-type="float" office:value="0.746021576923077" calcext:value-type="float">
            <text:p>0.7460</text:p>
          </table:table-cell>
          <table:table-cell table:formula="of:=SUM([.E1:.E26])/26" office:value-type="float" office:value="0.590544069230769" calcext:value-type="float">
            <text:p>0.5905</text:p>
          </table:table-cell>
          <table:table-cell table:formula="of:=SUM([.F1:.F26])/26" office:value-type="float" office:value="0.895766884615384" calcext:value-type="float">
            <text:p>0.8958</text:p>
          </table:table-cell>
          <table:table-cell table:formula="of:=SUM([.G1:.G26])/26" office:value-type="float" office:value="1.01156616538462" calcext:value-type="float">
            <text:p>1.011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90075" calcext:value-type="float">
            <text:p>0.8901</text:p>
          </table:table-cell>
          <table:table-cell office:value-type="float" office:value="0.890755" calcext:value-type="float">
            <text:p>0.8908</text:p>
          </table:table-cell>
          <table:table-cell office:value-type="float" office:value="0.786039" calcext:value-type="float">
            <text:p>0.7860</text:p>
          </table:table-cell>
          <table:table-cell office:value-type="float" office:value="0.776936" calcext:value-type="float">
            <text:p>0.7769</text:p>
          </table:table-cell>
          <table:table-cell office:value-type="float" office:value="0.885208" calcext:value-type="float">
            <text:p>0.8852</text:p>
          </table:table-cell>
          <table:table-cell office:value-type="float" office:value="2.84988" calcext:value-type="float">
            <text:p>2.8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8101" calcext:value-type="float">
            <text:p>0.8781</text:p>
          </table:table-cell>
          <table:table-cell office:value-type="float" office:value="0.877126" calcext:value-type="float">
            <text:p>0.8771</text:p>
          </table:table-cell>
          <table:table-cell office:value-type="float" office:value="0.659957" calcext:value-type="float">
            <text:p>0.6600</text:p>
          </table:table-cell>
          <table:table-cell office:value-type="float" office:value="0.638881" calcext:value-type="float">
            <text:p>0.6389</text:p>
          </table:table-cell>
          <table:table-cell office:value-type="float" office:value="0.951386" calcext:value-type="float">
            <text:p>0.9514</text:p>
          </table:table-cell>
          <table:table-cell office:value-type="float" office:value="1.10302" calcext:value-type="float">
            <text:p>1.10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800834" calcext:value-type="float">
            <text:p>0.8008</text:p>
          </table:table-cell>
          <table:table-cell office:value-type="float" office:value="0.766689" calcext:value-type="float">
            <text:p>0.7667</text:p>
          </table:table-cell>
          <table:table-cell office:value-type="float" office:value="0.600719" calcext:value-type="float">
            <text:p>0.6007</text:p>
          </table:table-cell>
          <table:table-cell office:value-type="float" office:value="0.519613" calcext:value-type="float">
            <text:p>0.5196</text:p>
          </table:table-cell>
          <table:table-cell office:value-type="float" office:value="0.81219" calcext:value-type="float">
            <text:p>0.8122</text:p>
          </table:table-cell>
          <table:table-cell office:value-type="float" office:value="13.0538" calcext:value-type="float">
            <text:p>13.05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44992" calcext:value-type="float">
            <text:p>0.9450</text:p>
          </table:table-cell>
          <table:table-cell office:value-type="float" office:value="0.951209" calcext:value-type="float">
            <text:p>0.9512</text:p>
          </table:table-cell>
          <table:table-cell office:value-type="float" office:value="0.734334" calcext:value-type="float">
            <text:p>0.7343</text:p>
          </table:table-cell>
          <table:table-cell office:value-type="float" office:value="0.721872" calcext:value-type="float">
            <text:p>0.7219</text:p>
          </table:table-cell>
          <table:table-cell office:value-type="float" office:value="0.967105" calcext:value-type="float">
            <text:p>0.9671</text:p>
          </table:table-cell>
          <table:table-cell office:value-type="float" office:value="5.56419" calcext:value-type="float">
            <text:p>5.56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0539" calcext:value-type="float">
            <text:p>0.9805</text:p>
          </table:table-cell>
          <table:table-cell office:value-type="float" office:value="0.988538" calcext:value-type="float">
            <text:p>0.9885</text:p>
          </table:table-cell>
          <table:table-cell office:value-type="float" office:value="0.979485" calcext:value-type="float">
            <text:p>0.9795</text:p>
          </table:table-cell>
          <table:table-cell office:value-type="float" office:value="0.987261" calcext:value-type="float">
            <text:p>0.9873</text:p>
          </table:table-cell>
          <table:table-cell office:value-type="float" office:value="0.806687" calcext:value-type="float">
            <text:p>0.8067</text:p>
          </table:table-cell>
          <table:table-cell office:value-type="float" office:value="8.63338" calcext:value-type="float">
            <text:p>8.63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79235" calcext:value-type="float">
            <text:p>0.8792</text:p>
          </table:table-cell>
          <table:table-cell office:value-type="float" office:value="0.871646" calcext:value-type="float">
            <text:p>0.8716</text:p>
          </table:table-cell>
          <table:table-cell office:value-type="float" office:value="0.853645" calcext:value-type="float">
            <text:p>0.8536</text:p>
          </table:table-cell>
          <table:table-cell office:value-type="float" office:value="0.841962" calcext:value-type="float">
            <text:p>0.8420</text:p>
          </table:table-cell>
          <table:table-cell office:value-type="float" office:value="0.811888" calcext:value-type="float">
            <text:p>0.8119</text:p>
          </table:table-cell>
          <table:table-cell office:value-type="float" office:value="5.16138" calcext:value-type="float">
            <text:p>5.1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04972" calcext:value-type="float">
            <text:p>0.9050</text:p>
          </table:table-cell>
          <table:table-cell office:value-type="float" office:value="0.899722" calcext:value-type="float">
            <text:p>0.8997</text:p>
          </table:table-cell>
          <table:table-cell office:value-type="float" office:value="0.476027" calcext:value-type="float">
            <text:p>0.4760</text:p>
          </table:table-cell>
          <table:table-cell office:value-type="float" office:value="0.376734" calcext:value-type="float">
            <text:p>0.3767</text:p>
          </table:table-cell>
          <table:table-cell office:value-type="float" office:value="0.9155" calcext:value-type="float">
            <text:p>0.9155</text:p>
          </table:table-cell>
          <table:table-cell office:value-type="float" office:value="5.76623" calcext:value-type="float">
            <text:p>5.7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338961" calcext:value-type="float">
            <text:p>0.3390</text:p>
          </table:table-cell>
          <table:table-cell office:value-type="float" office:value="0.149784" calcext:value-type="float">
            <text:p>0.1498</text:p>
          </table:table-cell>
          <table:table-cell office:value-type="float" office:value="0.230455" calcext:value-type="float">
            <text:p>0.2305</text:p>
          </table:table-cell>
          <table:table-cell office:value-type="float" office:value="0.00808081" calcext:value-type="float">
            <text:p>0.0081</text:p>
          </table:table-cell>
          <table:table-cell office:value-type="float" office:value="0.791558" calcext:value-type="float">
            <text:p>0.7916</text:p>
          </table:table-cell>
          <table:table-cell office:value-type="float" office:value="0.947877" calcext:value-type="float">
            <text:p>0.94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20411" calcext:value-type="float">
            <text:p>0.9204</text:p>
          </table:table-cell>
          <table:table-cell office:value-type="float" office:value="0.924556" calcext:value-type="float">
            <text:p>0.9246</text:p>
          </table:table-cell>
          <table:table-cell office:value-type="float" office:value="0.108777" calcext:value-type="float">
            <text:p>0.1088</text:p>
          </table:table-cell>
          <table:table-cell office:value-type="float" office:value="0.0261944" calcext:value-type="float">
            <text:p>0.0262</text:p>
          </table:table-cell>
          <table:table-cell office:value-type="float" office:value="0.917715" calcext:value-type="float">
            <text:p>0.9177</text:p>
          </table:table-cell>
          <table:table-cell office:value-type="float" office:value="12.1242" calcext:value-type="float">
            <text:p>12.1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16546" calcext:value-type="float">
            <text:p>0.8165</text:p>
          </table:table-cell>
          <table:table-cell office:value-type="float" office:value="0.802681" calcext:value-type="float">
            <text:p>0.8027</text:p>
          </table:table-cell>
          <table:table-cell office:value-type="float" office:value="0.583421" calcext:value-type="float">
            <text:p>0.5834</text:p>
          </table:table-cell>
          <table:table-cell office:value-type="float" office:value="0.535114" calcext:value-type="float">
            <text:p>0.5351</text:p>
          </table:table-cell>
          <table:table-cell office:value-type="float" office:value="0.861546" calcext:value-type="float">
            <text:p>0.8615</text:p>
          </table:table-cell>
          <table:table-cell office:value-type="float" office:value="19.2977" calcext:value-type="float">
            <text:p>19.29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448005" calcext:value-type="float">
            <text:p>0.4480</text:p>
          </table:table-cell>
          <table:table-cell office:value-type="float" office:value="0.273703" calcext:value-type="float">
            <text:p>0.2737</text:p>
          </table:table-cell>
          <table:table-cell office:value-type="float" office:value="0.372095" calcext:value-type="float">
            <text:p>0.3721</text:p>
          </table:table-cell>
          <table:table-cell office:value-type="float" office:value="0.171714" calcext:value-type="float">
            <text:p>0.1717</text:p>
          </table:table-cell>
          <table:table-cell office:value-type="float" office:value="0.763743" calcext:value-type="float">
            <text:p>0.7637</text:p>
          </table:table-cell>
          <table:table-cell office:value-type="float" office:value="3.93251" calcext:value-type="float">
            <text:p>3.93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36557" calcext:value-type="float">
            <text:p>0.8366</text:p>
          </table:table-cell>
          <table:table-cell office:value-type="float" office:value="0.830124" calcext:value-type="float">
            <text:p>0.8301</text:p>
          </table:table-cell>
          <table:table-cell office:value-type="float" office:value="0.591482" calcext:value-type="float">
            <text:p>0.5915</text:p>
          </table:table-cell>
          <table:table-cell office:value-type="float" office:value="0.556592" calcext:value-type="float">
            <text:p>0.5566</text:p>
          </table:table-cell>
          <table:table-cell office:value-type="float" office:value="0.871262" calcext:value-type="float">
            <text:p>0.8713</text:p>
          </table:table-cell>
          <table:table-cell office:value-type="float" office:value="2.83817" calcext:value-type="float">
            <text:p>2.8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22378" calcext:value-type="float">
            <text:p>0.9224</text:p>
          </table:table-cell>
          <table:table-cell office:value-type="float" office:value="0.891486" calcext:value-type="float">
            <text:p>0.8915</text:p>
          </table:table-cell>
          <table:table-cell office:value-type="float" office:value="0.854656" calcext:value-type="float">
            <text:p>0.8547</text:p>
          </table:table-cell>
          <table:table-cell office:value-type="float" office:value="0.782667" calcext:value-type="float">
            <text:p>0.7827</text:p>
          </table:table-cell>
          <table:table-cell office:value-type="float" office:value="0.824986" calcext:value-type="float">
            <text:p>0.8250</text:p>
          </table:table-cell>
          <table:table-cell office:value-type="float" office:value="7.45823" calcext:value-type="float">
            <text:p>7.4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9033" calcext:value-type="float">
            <text:p>0.8903</text:p>
          </table:table-cell>
          <table:table-cell office:value-type="float" office:value="0.884916" calcext:value-type="float">
            <text:p>0.8849</text:p>
          </table:table-cell>
          <table:table-cell office:value-type="float" office:value="0.779891" calcext:value-type="float">
            <text:p>0.7799</text:p>
          </table:table-cell>
          <table:table-cell office:value-type="float" office:value="0.757287" calcext:value-type="float">
            <text:p>0.7573</text:p>
          </table:table-cell>
          <table:table-cell office:value-type="float" office:value="0.872156" calcext:value-type="float">
            <text:p>0.8722</text:p>
          </table:table-cell>
          <table:table-cell office:value-type="float" office:value="2.99365" calcext:value-type="float">
            <text:p>2.99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56764" calcext:value-type="float">
            <text:p>0.9568</text:p>
          </table:table-cell>
          <table:table-cell office:value-type="float" office:value="0.960182" calcext:value-type="float">
            <text:p>0.9602</text:p>
          </table:table-cell>
          <table:table-cell office:value-type="float" office:value="0.95344" calcext:value-type="float">
            <text:p>0.9534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845855" calcext:value-type="float">
            <text:p>0.8459</text:p>
          </table:table-cell>
          <table:table-cell office:value-type="float" office:value="3.38935" calcext:value-type="float">
            <text:p>3.38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62853" calcext:value-type="float">
            <text:p>0.7629</text:p>
          </table:table-cell>
          <table:table-cell office:value-type="float" office:value="0.769626" calcext:value-type="float">
            <text:p>0.7696</text:p>
          </table:table-cell>
          <table:table-cell office:value-type="float" office:value="0.404737" calcext:value-type="float">
            <text:p>0.4047</text:p>
          </table:table-cell>
          <table:table-cell office:value-type="float" office:value="0.406522" calcext:value-type="float">
            <text:p>0.4065</text:p>
          </table:table-cell>
          <table:table-cell office:value-type="float" office:value="0.980373" calcext:value-type="float">
            <text:p>0.9804</text:p>
          </table:table-cell>
          <table:table-cell office:value-type="float" office:value="1.27673" calcext:value-type="float">
            <text:p>1.2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41014" calcext:value-type="float">
            <text:p>0.9410</text:p>
          </table:table-cell>
          <table:table-cell office:value-type="float" office:value="0.944054" calcext:value-type="float">
            <text:p>0.9441</text:p>
          </table:table-cell>
          <table:table-cell office:value-type="float" office:value="0.892022" calcext:value-type="float">
            <text:p>0.8920</text:p>
          </table:table-cell>
          <table:table-cell office:value-type="float" office:value="0.888102" calcext:value-type="float">
            <text:p>0.8881</text:p>
          </table:table-cell>
          <table:table-cell office:value-type="float" office:value="0.893216" calcext:value-type="float">
            <text:p>0.8932</text:p>
          </table:table-cell>
          <table:table-cell office:value-type="float" office:value="5.51771" calcext:value-type="float">
            <text:p>5.5177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30151" calcext:value-type="float">
            <text:p>0.8302</text:p>
          </table:table-cell>
          <table:table-cell table:formula="of:=SUM([.C29:.C45])/17" office:value-type="float" office:value="0.804517470588235" calcext:value-type="float">
            <text:p>0.8045</text:p>
          </table:table-cell>
          <table:table-cell table:formula="of:=SUM([.D29:.D45])/17" office:value-type="float" office:value="0.63889305882353" calcext:value-type="float">
            <text:p>0.6389</text:p>
          </table:table-cell>
          <table:table-cell table:formula="of:=SUM([.E29:.E45])/17" office:value-type="float" office:value="0.585396012352941" calcext:value-type="float">
            <text:p>0.5854</text:p>
          </table:table-cell>
          <table:table-cell table:formula="of:=SUM([.F29:.F45])/17" office:value-type="float" office:value="0.868963176470588" calcext:value-type="float">
            <text:p>0.8690</text:p>
          </table:table-cell>
          <table:table-cell table:formula="of:=SUM([.G29:.G45])/17" office:value-type="float" office:value="5.99458864705882" calcext:value-type="float">
            <text:p>5.994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795631" calcext:value-type="float">
            <text:p>0.7956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353427" calcext:value-type="float">
            <text:p>0.3534</text:p>
          </table:table-cell>
          <table:table-cell office:value-type="float" office:value="0.258855" calcext:value-type="float">
            <text:p>0.2589</text:p>
          </table:table-cell>
          <table:table-cell office:value-type="float" office:value="0.846695" calcext:value-type="float">
            <text:p>0.8467</text:p>
          </table:table-cell>
          <table:table-cell office:value-type="float" office:value="22.9713" calcext:value-type="float">
            <text:p>22.9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024" calcext:value-type="float">
            <text:p>0.9980</text:p>
          </table:table-cell>
          <table:table-cell office:value-type="float" office:value="0.998346" calcext:value-type="float">
            <text:p>0.9983</text:p>
          </table:table-cell>
          <table:table-cell office:value-type="float" office:value="0.995134" calcext:value-type="float">
            <text:p>0.9951</text:p>
          </table:table-cell>
          <table:table-cell office:value-type="float" office:value="0.995313" calcext:value-type="float">
            <text:p>0.9953</text:p>
          </table:table-cell>
          <table:table-cell office:value-type="float" office:value="0.938749" calcext:value-type="float">
            <text:p>0.9387</text:p>
          </table:table-cell>
          <table:table-cell office:value-type="float" office:value="92.6277" calcext:value-type="float">
            <text:p>92.6277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968275" calcext:value-type="float">
            <text:p>0.8968</text:p>
          </table:table-cell>
          <table:table-cell table:formula="of:=SUM([.C48:.C49])/2" office:value-type="float" office:value="0.882623" calcext:value-type="float">
            <text:p>0.8826</text:p>
          </table:table-cell>
          <table:table-cell table:formula="of:=SUM([.D48:.D49])/2" office:value-type="float" office:value="0.6742805" calcext:value-type="float">
            <text:p>0.6743</text:p>
          </table:table-cell>
          <table:table-cell table:formula="of:=SUM([.E48:.E49])/2" office:value-type="float" office:value="0.627084" calcext:value-type="float">
            <text:p>0.6271</text:p>
          </table:table-cell>
          <table:table-cell table:formula="of:=SUM([.F48:.F49])/2" office:value-type="float" office:value="0.892722" calcext:value-type="float">
            <text:p>0.8927</text:p>
          </table:table-cell>
          <table:table-cell table:formula="of:=SUM([.G48:.G49])/2" office:value-type="float" office:value="57.7995" calcext:value-type="float">
            <text:p>57.7995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5:09:43.378180823</dc:date>
    <meta:editing-duration>PT1M53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